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color="#ff0000" style:font-name="Liberation Sans" fo:font-size="10pt" fo:language="none" fo:country="none" style:font-name-asian="Menlo-Regular" style:font-size-asian="10pt" style:language-asian="none" style:country-asian="none" style:font-name-complex="Menlo-Regular" style:font-size-complex="10pt" style:language-complex="none" style:country-complex="none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Liberation Sans" fo:font-size="10pt" style:font-size-asian="10pt" style:font-size-complex="10pt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T1" style:family="text">
      <style:text-properties fo:letter-spacing="normal" style:font-name-asian="Menlo-Regular" style:font-name-complex="Menlo-Regular" style:font-size-asian="11pt" style:font-size-complex="11pt"/>
    </style:style>
    <style:style style:name="T2" style:family="text">
      <style:text-properties style:font-name-asian="Menlo-Regular" style:font-name-complex="Menlo-Regular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2" office:value-type="string" calcext:value-type="string">
            <text:p>4395734 - 81111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w</text:p>
          </table:table-cell>
          <table:table-cell table:number-columns-repeated="1015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3039" calcext:value-type="float">
            <text:p>3039</text:p>
          </table:table-cell>
          <table:table-cell office:value-type="float" office:value="1653" calcext:value-type="float">
            <text:p>1653</text:p>
          </table:table-cell>
          <table:table-cell office:value-type="float" office:value="1114" calcext:value-type="float">
            <text:p>1114</text:p>
          </table:table-cell>
          <table:table-cell office:value-type="float" office:value="844" calcext:value-type="float">
            <text:p>844</text:p>
          </table:table-cell>
          <table:table-cell office:value-type="float" office:value="431" calcext:value-type="float">
            <text:p>431</text:p>
          </table:table-cell>
          <table:table-cell office:value-type="float" office:value="225" calcext:value-type="float">
            <text:p>225</text:p>
          </table:table-cell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/>
          <table:table-cell table:formula="of:=[.$A$2]/[.B2]" office:value-type="float" office:value="1.88647581441264" calcext:value-type="float">
            <text:p>1,88647581441264</text:p>
          </table:table-cell>
          <table:table-cell table:formula="of:=[.$A$2]/[.C2]" office:value-type="float" office:value="3.46823956442831" calcext:value-type="float">
            <text:p>3,46823956442831</text:p>
          </table:table-cell>
          <table:table-cell table:formula="of:=[.$A$2]/[.D2]" office:value-type="float" office:value="5.14631956912029" calcext:value-type="float">
            <text:p>5,14631956912029</text:p>
          </table:table-cell>
          <table:table-cell table:formula="of:=[.$A$2]/[.E2]" office:value-type="float" office:value="6.79265402843602" calcext:value-type="float">
            <text:p>6,79265402843602</text:p>
          </table:table-cell>
          <table:table-cell table:formula="of:=[.$A$2]/[.F2]" office:value-type="float" office:value="13.3016241299304" calcext:value-type="float">
            <text:p>13,3016241299304</text:p>
          </table:table-cell>
          <table:table-cell table:formula="of:=[.$A$2]/[.G2]" office:value-type="float" office:value="25.48" calcext:value-type="float">
            <text:p>25,48</text:p>
          </table:table-cell>
          <table:table-cell table:formula="of:=[.$A$2]/[.H2]" office:value-type="float" office:value="41.2446043165468" calcext:value-type="float">
            <text:p>41,24460431654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1 – </text:span><text:span text:style-name="T2">10000000</text:span></text:p>
          </table:table-cell>
          <table:table-cell table:number-columns-repeated="1023"/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float" office:value="8341" calcext:value-type="float">
            <text:p>8341</text:p>
          </table:table-cell>
          <table:table-cell office:value-type="float" office:value="4729" calcext:value-type="float">
            <text:p>4729</text:p>
          </table:table-cell>
          <table:table-cell office:value-type="float" office:value="3227" calcext:value-type="float">
            <text:p>3227</text:p>
          </table:table-cell>
          <table:table-cell office:value-type="float" office:value="2454" calcext:value-type="float">
            <text:p>2454</text:p>
          </table:table-cell>
          <table:table-cell office:value-type="float" office:value="1254" calcext:value-type="float">
            <text:p>1254</text:p>
          </table:table-cell>
          <table:table-cell office:value-type="float" office:value="649" calcext:value-type="float">
            <text:p>649</text:p>
          </table:table-cell>
          <table:table-cell office:value-type="float" office:value="363" calcext:value-type="float">
            <text:p>363</text:p>
          </table:table-cell>
          <table:table-cell table:number-columns-repeated="1016"/>
        </table:table-row>
        <table:table-row table:style-name="ro1">
          <table:table-cell/>
          <table:table-cell table:formula="of:=[.$A$6]/[.B6]" office:value-type="float" office:value="1.59585181632898" calcext:value-type="float">
            <text:p>1,59585181632898</text:p>
          </table:table-cell>
          <table:table-cell table:formula="of:=[.$A$6]/[.C6]" office:value-type="float" office:value="2.81475999154155" calcext:value-type="float">
            <text:p>2,81475999154155</text:p>
          </table:table-cell>
          <table:table-cell table:formula="of:=[.$A$6]/[.D6]" office:value-type="float" office:value="4.12488379299659" calcext:value-type="float">
            <text:p>4,12488379299659</text:p>
          </table:table-cell>
          <table:table-cell table:formula="of:=[.$A$6]/[.E6]" office:value-type="float" office:value="5.42420537897311" calcext:value-type="float">
            <text:p>5,42420537897311</text:p>
          </table:table-cell>
          <table:table-cell table:formula="of:=[.$A$6]/[.F6]" office:value-type="float" office:value="10.6148325358852" calcext:value-type="float">
            <text:p>10,6148325358852</text:p>
          </table:table-cell>
          <table:table-cell table:formula="of:=[.$A$6]/[.G6]" office:value-type="float" office:value="20.5100154083205" calcext:value-type="float">
            <text:p>20,5100154083205</text:p>
          </table:table-cell>
          <table:table-cell table:formula="of:=[.$A$6]/[.H6]" office:value-type="float" office:value="36.6694214876033" calcext:value-type="float">
            <text:p>36,669421487603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202" calcext:value-type="float">
            <text:p>3202</text:p>
          </table:table-cell>
          <table:table-cell office:value-type="float" office:value="1652" calcext:value-type="float">
            <text:p>1652</text:p>
          </table:table-cell>
          <table:table-cell office:value-type="float" office:value="1117" calcext:value-type="float">
            <text:p>1117</text:p>
          </table:table-cell>
          <table:table-cell office:value-type="float" office:value="847" calcext:value-type="float">
            <text:p>847</text:p>
          </table:table-cell>
          <table:table-cell office:value-type="float" office:value="430" calcext:value-type="float">
            <text:p>430</text:p>
          </table:table-cell>
          <table:table-cell office:value-type="float" office:value="232" calcext:value-type="float">
            <text:p>2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f</text:p>
          </table:table-cell>
          <table:table-cell table:number-columns-repeated="1015"/>
        </table:table-row>
        <table:table-row table:style-name="ro1">
          <table:table-cell/>
          <table:table-cell table:formula="of:=[.$A$9]/[.B9]" office:value-type="float" office:value="1.78013741411618" calcext:value-type="float">
            <text:p>1,78013741411618</text:p>
          </table:table-cell>
          <table:table-cell table:formula="of:=[.$A$9]/[.C9]" office:value-type="float" office:value="3.45036319612591" calcext:value-type="float">
            <text:p>3,45036319612591</text:p>
          </table:table-cell>
          <table:table-cell table:formula="of:=[.$A$9]/[.D9]" office:value-type="float" office:value="5.10295434198747" calcext:value-type="float">
            <text:p>5,10295434198747</text:p>
          </table:table-cell>
          <table:table-cell table:formula="of:=[.$A$9]/[.E9]" office:value-type="float" office:value="6.72963400236128" calcext:value-type="float">
            <text:p>6,72963400236128</text:p>
          </table:table-cell>
          <table:table-cell table:formula="of:=[.$A$9]/[.F9]" office:value-type="float" office:value="13.2558139534884" calcext:value-type="float">
            <text:p>13,2558139534884</text:p>
          </table:table-cell>
          <table:table-cell table:formula="of:=[.$A$9]/[.G9]" office:value-type="float" office:value="24.5689655172414" calcext:value-type="float">
            <text:p>24,5689655172414</text:p>
          </table:table-cell>
          <table:table-cell table:formula="of:=[.$A$9]/[.H9]" office:value-type="float" office:value="39.8601398601399" calcext:value-type="float">
            <text:p>39,8601398601399</text:p>
          </table:table-cell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00:11:31.830596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07:14.940758034</meta:creation-date>
    <dc:date>2020-04-24T00:15:40.466193176</dc:date>
    <meta:editing-duration>PT14M30S</meta:editing-duration>
    <meta:editing-cycles>5</meta:editing-cycles>
    <meta:generator>LibreOffice/6.2.1.2$MacOSX_X86_64 LibreOffice_project/7bcb35dc3024a62dea0caee87020152d1ee96e71</meta:generator>
    <meta:document-statistic meta:table-count="1" meta:cell-count="56" meta:object-count="0"/>
  </office:meta>
</office:document-meta>
</file>